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5.43277777777778cm"/>
    </style:style>
    <style:style style:name="co2" style:family="table-column">
      <style:table-column-properties fo:break-before="auto" style:column-width="3.545416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3.51013888888889cm" style:use-optimal-column-width="true"/>
    </style:style>
    <style:style style:name="co5" style:family="table-column">
      <style:table-column-properties fo:break-before="auto" style:column-width="1.83444444444444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6379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Date</text:p>
          </table:table-cell>
          <table:table-cell office:value-type="string" table:style-name="ce1">
            <text:p>Dayname</text:p>
          </table:table-cell>
          <table:table-cell office:value-type="string" table:style-name="ce1">
            <text:p>weekday</text:p>
          </table:table-cell>
          <table:table-cell office:value-type="string" table:style-name="ce1">
            <text:p>dayname using choose</text:p>
          </table:table-cell>
          <table:table-cell office:value-type="string" table:style-name="ce1">
            <text:p>Monday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2-07-08T00:00:00" table:style-name="ce2">
            <text:p>7/8/2022</text:p>
          </table:table-cell>
          <table:table-cell office:value-type="string" office:string-value="Friday" table:formula="of:=TEXT([.A6];&quot;dddd&quot;)" table:style-name="ce1">
            <text:p>Friday</text:p>
          </table:table-cell>
          <table:table-cell office:value-type="float" office:value="5" table:formula="of:=WEEKDAY([.A6];2)" table:style-name="ce1">
            <text:p>5</text:p>
          </table:table-cell>
          <table:table-cell office:value-type="string" office:string-value="Fr" table:formula="of:=CHOOSE(WEEKDAY([.A6]);&quot;Su&quot;;&quot;Mo&quot;;&quot;Tu&quot;;&quot;We&quot;;&quot;Th&quot;;&quot;Fr&quot;;&quot;Sa&quot;)" table:style-name="ce2">
            <text:p>Fr</text:p>
          </table:table-cell>
          <table:table-cell office:value-type="date" office:date-value="2022-07-04T00:00:00" table:formula="of:=[.A6]-[.C6]+1" table:style-name="ce2">
            <text:p>7/4/2022</text:p>
          </table:table-cell>
          <table:table-cell table:number-columns-repeated="16379"/>
        </table:table-row>
        <table:table-row table:style-name="ro1">
          <table:table-cell office:value-type="date" office:date-value="2022-07-09T00:00:00" table:style-name="ce2">
            <text:p>7/9/2022</text:p>
          </table:table-cell>
          <table:table-cell office:value-type="string" office:string-value="Saturday" table:formula="of:=TEXT([.A7];&quot;dddd&quot;)" table:style-name="ce1">
            <text:p>Saturday</text:p>
          </table:table-cell>
          <table:table-cell office:value-type="float" office:value="6" table:formula="of:=WEEKDAY([.A7];2)" table:style-name="ce1">
            <text:p>6</text:p>
          </table:table-cell>
          <table:table-cell office:value-type="string" office:string-value="Sa" table:formula="of:=CHOOSE(WEEKDAY([.A7]);&quot;Su&quot;;&quot;Mo&quot;;&quot;Tu&quot;;&quot;We&quot;;&quot;Th&quot;;&quot;Fr&quot;;&quot;Sa&quot;)" table:style-name="ce2">
            <text:p>Sa</text:p>
          </table:table-cell>
          <table:table-cell office:value-type="date" office:date-value="2022-07-04T00:00:00" table:formula="of:=[.A7]-[.C7]+1" table:style-name="ce2">
            <text:p>7/4/2022</text:p>
          </table:table-cell>
          <table:table-cell table:number-columns-repeated="16379"/>
        </table:table-row>
        <table:table-row table:style-name="ro1">
          <table:table-cell office:value-type="date" office:date-value="2022-07-10T00:00:00" table:style-name="ce2">
            <text:p>7/10/2022</text:p>
          </table:table-cell>
          <table:table-cell office:value-type="string" office:string-value="Sunday" table:formula="of:=TEXT([.A8];&quot;dddd&quot;)" table:style-name="ce1">
            <text:p>Sunday</text:p>
          </table:table-cell>
          <table:table-cell office:value-type="float" office:value="7" table:formula="of:=WEEKDAY([.A8];2)" table:style-name="ce1">
            <text:p>7</text:p>
          </table:table-cell>
          <table:table-cell office:value-type="string" office:string-value="Su" table:formula="of:=CHOOSE(WEEKDAY([.A8]);&quot;Su&quot;;&quot;Mo&quot;;&quot;Tu&quot;;&quot;We&quot;;&quot;Th&quot;;&quot;Fr&quot;;&quot;Sa&quot;)" table:style-name="ce2">
            <text:p>Su</text:p>
          </table:table-cell>
          <table:table-cell office:value-type="date" office:date-value="2022-07-04T00:00:00" table:formula="of:=[.A8]-[.C8]+1" table:style-name="ce2">
            <text:p>7/4/2022</text:p>
          </table:table-cell>
          <table:table-cell table:number-columns-repeated="16379"/>
        </table:table-row>
        <table:table-row table:style-name="ro1">
          <table:table-cell office:value-type="date" office:date-value="2022-07-11T00:00:00" table:style-name="ce2">
            <text:p>7/11/2022</text:p>
          </table:table-cell>
          <table:table-cell office:value-type="string" office:string-value="Monday" table:formula="of:=TEXT([.A9];&quot;dddd&quot;)" table:style-name="ce1">
            <text:p>Monday</text:p>
          </table:table-cell>
          <table:table-cell office:value-type="float" office:value="1" table:formula="of:=WEEKDAY([.A9];2)" table:style-name="ce1">
            <text:p>1</text:p>
          </table:table-cell>
          <table:table-cell office:value-type="string" office:string-value="Mo" table:formula="of:=CHOOSE(WEEKDAY([.A9]);&quot;Su&quot;;&quot;Mo&quot;;&quot;Tu&quot;;&quot;We&quot;;&quot;Th&quot;;&quot;Fr&quot;;&quot;Sa&quot;)" table:style-name="ce2">
            <text:p>Mo</text:p>
          </table:table-cell>
          <table:table-cell office:value-type="date" office:date-value="2022-07-11T00:00:00" table:formula="of:=[.A9]-[.C9]+1" table:style-name="ce2">
            <text:p>7/11/2022</text:p>
          </table:table-cell>
          <table:table-cell table:number-columns-repeated="16379"/>
        </table:table-row>
        <table:table-row table:style-name="ro1">
          <table:table-cell office:value-type="date" office:date-value="2022-07-12T00:00:00" table:style-name="ce2">
            <text:p>7/12/2022</text:p>
          </table:table-cell>
          <table:table-cell office:value-type="string" office:string-value="Tuesday" table:formula="of:=TEXT([.A10];&quot;dddd&quot;)" table:style-name="ce1">
            <text:p>Tuesday</text:p>
          </table:table-cell>
          <table:table-cell office:value-type="float" office:value="2" table:formula="of:=WEEKDAY([.A10];2)" table:style-name="ce1">
            <text:p>2</text:p>
          </table:table-cell>
          <table:table-cell office:value-type="string" office:string-value="Tu" table:formula="of:=CHOOSE(WEEKDAY([.A10]);&quot;Su&quot;;&quot;Mo&quot;;&quot;Tu&quot;;&quot;We&quot;;&quot;Th&quot;;&quot;Fr&quot;;&quot;Sa&quot;)" table:style-name="ce2">
            <text:p>Tu</text:p>
          </table:table-cell>
          <table:table-cell office:value-type="date" office:date-value="2022-07-11T00:00:00" table:formula="of:=[.A10]-[.C10]+1" table:style-name="ce2">
            <text:p>7/11/2022</text:p>
          </table:table-cell>
          <table:table-cell table:number-columns-repeated="16379"/>
        </table:table-row>
        <table:table-row table:style-name="ro1">
          <table:table-cell office:value-type="date" office:date-value="2022-07-13T00:00:00" table:style-name="ce2">
            <text:p>7/13/2022</text:p>
          </table:table-cell>
          <table:table-cell office:value-type="string" office:string-value="Wednesday" table:formula="of:=TEXT([.A11];&quot;dddd&quot;)" table:style-name="ce1">
            <text:p>Wednesday</text:p>
          </table:table-cell>
          <table:table-cell office:value-type="float" office:value="3" table:formula="of:=WEEKDAY([.A11];2)" table:style-name="ce1">
            <text:p>3</text:p>
          </table:table-cell>
          <table:table-cell office:value-type="string" office:string-value="We" table:formula="of:=CHOOSE(WEEKDAY([.A11]);&quot;Su&quot;;&quot;Mo&quot;;&quot;Tu&quot;;&quot;We&quot;;&quot;Th&quot;;&quot;Fr&quot;;&quot;Sa&quot;)" table:style-name="ce2">
            <text:p>We</text:p>
          </table:table-cell>
          <table:table-cell office:value-type="date" office:date-value="2022-07-11T00:00:00" table:formula="of:=[.A11]-[.C11]+1" table:style-name="ce2">
            <text:p>7/11/2022</text:p>
          </table:table-cell>
          <table:table-cell table:number-columns-repeated="16379"/>
        </table:table-row>
        <table:table-row table:style-name="ro1">
          <table:table-cell office:value-type="date" office:date-value="2022-07-14T00:00:00" table:style-name="ce2">
            <text:p>7/14/2022</text:p>
          </table:table-cell>
          <table:table-cell office:value-type="string" office:string-value="Thursday" table:formula="of:=TEXT([.A12];&quot;dddd&quot;)" table:style-name="ce1">
            <text:p>Thursday</text:p>
          </table:table-cell>
          <table:table-cell office:value-type="float" office:value="4" table:formula="of:=WEEKDAY([.A12];2)" table:style-name="ce1">
            <text:p>4</text:p>
          </table:table-cell>
          <table:table-cell office:value-type="string" office:string-value="Th" table:formula="of:=CHOOSE(WEEKDAY([.A12]);&quot;Su&quot;;&quot;Mo&quot;;&quot;Tu&quot;;&quot;We&quot;;&quot;Th&quot;;&quot;Fr&quot;;&quot;Sa&quot;)" table:style-name="ce2">
            <text:p>Th</text:p>
          </table:table-cell>
          <table:table-cell office:value-type="date" office:date-value="2022-07-11T00:00:00" table:formula="of:=[.A12]-[.C12]+1" table:style-name="ce2">
            <text:p>7/11/2022</text:p>
          </table:table-cell>
          <table:table-cell table:number-columns-repeated="16379"/>
        </table:table-row>
        <table:table-row table:style-name="ro1">
          <table:table-cell office:value-type="date" office:date-value="2022-07-15T00:00:00" table:style-name="ce2">
            <text:p>7/15/2022</text:p>
          </table:table-cell>
          <table:table-cell office:value-type="string" office:string-value="Friday" table:formula="of:=TEXT([.A13];&quot;dddd&quot;)" table:style-name="ce1">
            <text:p>Friday</text:p>
          </table:table-cell>
          <table:table-cell office:value-type="float" office:value="5" table:formula="of:=WEEKDAY([.A13];2)" table:style-name="ce1">
            <text:p>5</text:p>
          </table:table-cell>
          <table:table-cell office:value-type="string" office:string-value="Fr" table:formula="of:=CHOOSE(WEEKDAY([.A13]);&quot;Su&quot;;&quot;Mo&quot;;&quot;Tu&quot;;&quot;We&quot;;&quot;Th&quot;;&quot;Fr&quot;;&quot;Sa&quot;)" table:style-name="ce2">
            <text:p>Fr</text:p>
          </table:table-cell>
          <table:table-cell office:value-type="date" office:date-value="2022-07-11T00:00:00" table:formula="of:=[.A13]-[.C13]+1" table:style-name="ce2">
            <text:p>7/11/2022</text:p>
          </table:table-cell>
          <table:table-cell table:number-columns-repeated="16379"/>
        </table:table-row>
        <table:table-row table:style-name="ro1">
          <table:table-cell office:value-type="date" office:date-value="2022-07-16T00:00:00" table:style-name="ce2">
            <text:p>7/16/2022</text:p>
          </table:table-cell>
          <table:table-cell office:value-type="string" office:string-value="Saturday" table:formula="of:=TEXT([.A14];&quot;dddd&quot;)" table:style-name="ce1">
            <text:p>Saturday</text:p>
          </table:table-cell>
          <table:table-cell office:value-type="float" office:value="6" table:formula="of:=WEEKDAY([.A14];2)" table:style-name="ce1">
            <text:p>6</text:p>
          </table:table-cell>
          <table:table-cell office:value-type="string" office:string-value="Sa" table:formula="of:=CHOOSE(WEEKDAY([.A14]);&quot;Su&quot;;&quot;Mo&quot;;&quot;Tu&quot;;&quot;We&quot;;&quot;Th&quot;;&quot;Fr&quot;;&quot;Sa&quot;)" table:style-name="ce2">
            <text:p>Sa</text:p>
          </table:table-cell>
          <table:table-cell office:value-type="date" office:date-value="2022-07-11T00:00:00" table:formula="of:=[.A14]-[.C14]+1" table:style-name="ce2">
            <text:p>7/11/2022</text:p>
          </table:table-cell>
          <table:table-cell table:number-columns-repeated="16379"/>
        </table:table-row>
        <table:table-row table:style-name="ro1">
          <table:table-cell office:value-type="date" office:date-value="2022-07-17T00:00:00" table:style-name="ce2">
            <text:p>7/17/2022</text:p>
          </table:table-cell>
          <table:table-cell office:value-type="string" office:string-value="Sunday" table:formula="of:=TEXT([.A15];&quot;dddd&quot;)" table:style-name="ce1">
            <text:p>Sunday</text:p>
          </table:table-cell>
          <table:table-cell office:value-type="float" office:value="7" table:formula="of:=WEEKDAY([.A15];2)" table:style-name="ce1">
            <text:p>7</text:p>
          </table:table-cell>
          <table:table-cell office:value-type="string" office:string-value="Su" table:formula="of:=CHOOSE(WEEKDAY([.A15]);&quot;Su&quot;;&quot;Mo&quot;;&quot;Tu&quot;;&quot;We&quot;;&quot;Th&quot;;&quot;Fr&quot;;&quot;Sa&quot;)" table:style-name="ce2">
            <text:p>Su</text:p>
          </table:table-cell>
          <table:table-cell office:value-type="date" office:date-value="2022-07-11T00:00:00" table:formula="of:=[.A15]-[.C15]+1" table:style-name="ce2">
            <text:p>7/11/2022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office:string-value="Sa" table:formula="of:=CHOOSE(WEEKDAY([.A16]);&quot;Su&quot;;&quot;Mo&quot;;&quot;Tu&quot;;&quot;We&quot;;&quot;Th&quot;;&quot;Fr&quot;;&quot;Sa&quot;)" table:style-name="ce2">
            <text:p>Sa</text:p>
          </table:table-cell>
          <table:table-cell table:number-columns-repeated="16380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Sangeetha Suresh</meta:initial-creator>
    <dc:creator>Sangeetha Suresh</dc:creator>
    <meta:creation-date>2022-07-08T11:54:55Z</meta:creation-date>
    <dc:date>2022-07-08T15:41:15Z</dc:date>
    <meta:editing-duration>PT0S</meta:editing-duration>
  </office:meta>
</office:document-meta>
</file>